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o exec command</text:h>
      <text:p text:style-name="Text_20_body">last modified January 26, 2022 </text:p>
      <text:p text:style-name="Text_20_body">Go exec command tutorial shows how to execute shell commands and programs in Golang. </text:p>
      <text:p text:style-name="Text_20_body">The <text:span text:style-name="Source_20_Text">Run</text:span> function starts the specified command and waits for it to complete, while the <text:span text:style-name="Source_20_Text">Start</text:span> starts the specified command but does not wait for it to complete; we need to use <text:span text:style-name="Source_20_Text">Wait</text:span> with <text:span text:style-name="Source_20_Text">Start</text:span>. </text:p>
      <text:h text:style-name="Heading_20_2" text:outline-level="2">Go os/exec</text:h>
      <text:p text:style-name="Text_20_body">The <text:span text:style-name="Source_20_Text">os/exec</text:span> package runs external commands. It wraps <text:span text:style-name="Source_20_Text">os.StartProcess</text:span> to make it easier to remap stdin and stdout, connect I/O with pipes, and do other adjustments. </text:p>
      <text:section text:style-name="Sect1" text:name="aswift_0_host">
        <text:p text:style-name="P2"/>
      </text:section>
      <text:h text:style-name="Heading_20_2" text:outline-level="2">Go exec program</text:h>
      <text:p text:style-name="Text_20_body">The <text:span text:style-name="Source_20_Text">Run</text:span> starts the specified command and waits for it to complete. </text:p>
      <text:p text:style-name="Text_20_body">runprg.go</text:p>
      <text:p text:style-name="Preformatted_20_Text">package main</text:p>
      <text:p text:style-name="Preformatted_20_Text"/>
      <text:p text:style-name="Preformatted_20_Text">import (</text:p>
      <text:p text:style-name="Preformatted_20_Text"><text:s text:c="4"/>"log"</text:p>
      <text:p text:style-name="Preformatted_20_Text"><text:s text:c="4"/>"os/exec"</text:p>
      <text:p text:style-name="Preformatted_20_Text">)</text:p>
      <text:p text:style-name="Preformatted_20_Text"/>
      <text:p text:style-name="Preformatted_20_Text">func main() {</text:p>
      <text:p text:style-name="Preformatted_20_Text"/>
      <text:p text:style-name="Preformatted_20_Text"><text:s text:c="4"/>cmd := exec.Command("firefox")</text:p>
      <text:p text:style-name="Preformatted_20_Text"/>
      <text:p text:style-name="Preformatted_20_Text"><text:s text:c="4"/>err := cmd.Run()</text:p>
      <text:p text:style-name="Preformatted_20_Text"/>
      <text:p text:style-name="Preformatted_20_Text"><text:s text:c="4"/>if err != nil {</text:p>
      <text:p text:style-name="Preformatted_20_Text"><text:s text:c="8"/>log.Fatal(err)</text:p>
      <text:p text:style-name="Preformatted_20_Text"><text:s text:c="4"/>}</text:p>
      <text:p text:style-name="P1">}</text:p>
      <text:p text:style-name="Text_20_body">In the code example, we execute the Firefox browser. </text:p>
      <text:h text:style-name="Heading_20_2" text:outline-level="2">Go exec.Command</text:h>
      <text:p text:style-name="Text_20_body">The <text:span text:style-name="Source_20_Text">Command</text:span> returns the Cmd struct to execute the specified program with the given arguments. The first parameter is the program to be run; the other arguments are parameters to the program. </text:p>
      <text:p text:style-name="Text_20_body">command.go</text:p>
      <text:p text:style-name="Preformatted_20_Text">package main</text:p>
      <text:p text:style-name="Preformatted_20_Text"/>
      <text:p text:style-name="Preformatted_20_Text">import (</text:p>
      <text:p text:style-name="Preformatted_20_Text"><text:s text:c="4"/>"bytes"</text:p>
      <text:p text:style-name="Preformatted_20_Text"><text:s text:c="4"/>"fmt"</text:p>
      <text:p text:style-name="Preformatted_20_Text"><text:s text:c="4"/>"log"</text:p>
      <text:p text:style-name="Preformatted_20_Text"><text:s text:c="4"/>"os/exec"</text:p>
      <text:p text:style-name="Preformatted_20_Text"><text:soft-page-break/><text:s text:c="4"/>"strings"</text:p>
      <text:p text:style-name="Preformatted_20_Text">)</text:p>
      <text:p text:style-name="Preformatted_20_Text"/>
      <text:p text:style-name="Preformatted_20_Text">func main() {</text:p>
      <text:p text:style-name="Preformatted_20_Text"><text:s text:c="4"/>cmd := exec.Command("tr", "a-z", "A-Z")</text:p>
      <text:p text:style-name="Preformatted_20_Text"/>
      <text:p text:style-name="Preformatted_20_Text"><text:s text:c="4"/>cmd.Stdin = strings.NewReader("and old falcon")</text:p>
      <text:p text:style-name="Preformatted_20_Text"/>
      <text:p text:style-name="Preformatted_20_Text"><text:s text:c="4"/>var out bytes.Buffer</text:p>
      <text:p text:style-name="Preformatted_20_Text"><text:s text:c="4"/>cmd.Stdout = &amp;out</text:p>
      <text:p text:style-name="Preformatted_20_Text"/>
      <text:p text:style-name="Preformatted_20_Text"><text:s text:c="4"/>err := cmd.Run()</text:p>
      <text:p text:style-name="Preformatted_20_Text"/>
      <text:p text:style-name="Preformatted_20_Text"><text:s text:c="4"/>if err != nil {</text:p>
      <text:p text:style-name="Preformatted_20_Text"><text:s text:c="8"/>log.Fatal(err)</text:p>
      <text:p text:style-name="Preformatted_20_Text"><text:s text:c="4"/>}</text:p>
      <text:p text:style-name="Preformatted_20_Text"/>
      <text:p text:style-name="Preformatted_20_Text"><text:s text:c="4"/>fmt.Printf("translated phrase: %q\n", out.String())</text:p>
      <text:p text:style-name="P1">}</text:p>
      <text:p text:style-name="Text_20_body">In the code example, we transform the input via the <text:span text:style-name="Source_20_Text">tr</text:span> command. </text:p>
      <text:p text:style-name="P1">cmd := exec.Command("tr", "a-z", "A-Z")</text:p>
      <text:p text:style-name="Text_20_body">The <text:span text:style-name="Source_20_Text">tr</text:span> standard Linux command translates, squeezes, and/or deletes characters from standard input, writing to standard output. In our case, we transform lowercase letters to uppercase ones. </text:p>
      <text:p text:style-name="P1">cmd.Stdin = strings.NewReader("and old falcon")</text:p>
      <text:p text:style-name="Text_20_body">Through the <text:span text:style-name="Source_20_Text">Stdin</text:span> field, we pass a string to the command as its input. </text:p>
      <text:p text:style-name="Preformatted_20_Text">var out bytes.Buffer</text:p>
      <text:p text:style-name="P1">cmd.Stdout = &amp;out</text:p>
      <text:p text:style-name="Text_20_body">The output of the program will be written to the bytes buffer. </text:p>
      <text:p text:style-name="Preformatted_20_Text">$ go run command.go </text:p>
      <text:p text:style-name="P1">translated phrase: "AND OLD FALCON"</text:p>
      <text:h text:style-name="Heading_20_2" text:outline-level="2">Go exec command with multiple args</text:h>
      <text:p text:style-name="Text_20_body">We can pass multiple arguments to the <text:span text:style-name="Source_20_Text">exec.Command</text:span>. </text:p>
      <text:p text:style-name="Text_20_body">multiple_args.go</text:p>
      <text:p text:style-name="Preformatted_20_Text">package main</text:p>
      <text:p text:style-name="Preformatted_20_Text"/>
      <text:p text:style-name="Preformatted_20_Text">import (</text:p>
      <text:p text:style-name="Preformatted_20_Text"><text:s text:c="4"/>"fmt"</text:p>
      <text:p text:style-name="Preformatted_20_Text"><text:s text:c="4"/>"os/exec"</text:p>
      <text:p text:style-name="Preformatted_20_Text">)</text:p>
      <text:p text:style-name="Preformatted_20_Text"/>
      <text:p text:style-name="Preformatted_20_Text">func main() {</text:p>
      <text:p text:style-name="Preformatted_20_Text"/>
      <text:p text:style-name="Preformatted_20_Text"><text:s text:c="4"/>prg := "echo"</text:p>
      <text:p text:style-name="Preformatted_20_Text"/>
      <text:p text:style-name="Preformatted_20_Text"><text:s text:c="4"/>arg1 := "there"</text:p>
      <text:p text:style-name="Preformatted_20_Text"><text:s text:c="4"/>arg2 := "are three"</text:p>
      <text:p text:style-name="Preformatted_20_Text"><text:s text:c="4"/>arg3 := "falcons"</text:p>
      <text:p text:style-name="Preformatted_20_Text"/>
      <text:p text:style-name="Preformatted_20_Text"><text:soft-page-break/><text:s text:c="4"/>cmd := exec.Command(prg, arg1, arg2, arg3)</text:p>
      <text:p text:style-name="Preformatted_20_Text"><text:s text:c="4"/>stdout, err := cmd.Output()</text:p>
      <text:p text:style-name="Preformatted_20_Text"/>
      <text:p text:style-name="Preformatted_20_Text"><text:s text:c="4"/>if err != nil {</text:p>
      <text:p text:style-name="Preformatted_20_Text"><text:s text:c="8"/>fmt.Println(err.Error())</text:p>
      <text:p text:style-name="Preformatted_20_Text"><text:s text:c="8"/>return</text:p>
      <text:p text:style-name="Preformatted_20_Text"><text:s text:c="4"/>}</text:p>
      <text:p text:style-name="Preformatted_20_Text"/>
      <text:p text:style-name="Preformatted_20_Text"><text:s text:c="4"/>fmt.Print(string(stdout))</text:p>
      <text:p text:style-name="P1">}</text:p>
      <text:p text:style-name="Text_20_body">The example runs the <text:span text:style-name="Source_20_Text">echo</text:span> command with three arguments. </text:p>
      <text:p text:style-name="Preformatted_20_Text">$ go run multiple_args.go </text:p>
      <text:p text:style-name="P1">there are three falcons</text:p>
      <text:section text:style-name="Sect1" text:name="aswift_1_host">
        <text:p text:style-name="P2"/>
      </text:section>
      <text:h text:style-name="Heading_20_2" text:outline-level="2">Go exec command capture output</text:h>
      <text:p text:style-name="Text_20_body">The <text:span text:style-name="Source_20_Text">Output</text:span> runs the command and returns its standard output. </text:p>
      <text:p text:style-name="Text_20_body">capture_output.go</text:p>
      <text:p text:style-name="Preformatted_20_Text">package main</text:p>
      <text:p text:style-name="Preformatted_20_Text"/>
      <text:p text:style-name="Preformatted_20_Text">import (</text:p>
      <text:p text:style-name="Preformatted_20_Text"><text:s text:c="4"/>"fmt"</text:p>
      <text:p text:style-name="Preformatted_20_Text"><text:s text:c="4"/>"log"</text:p>
      <text:p text:style-name="Preformatted_20_Text"><text:s text:c="4"/>"os/exec"</text:p>
      <text:p text:style-name="Preformatted_20_Text">)</text:p>
      <text:p text:style-name="Preformatted_20_Text"/>
      <text:p text:style-name="Preformatted_20_Text">func main() {</text:p>
      <text:p text:style-name="Preformatted_20_Text"/>
      <text:p text:style-name="Preformatted_20_Text"><text:s text:c="4"/>out, err := exec.Command("ls", "-l").Output()</text:p>
      <text:p text:style-name="Preformatted_20_Text"/>
      <text:p text:style-name="Preformatted_20_Text"><text:s text:c="4"/>if err != nil {</text:p>
      <text:p text:style-name="Preformatted_20_Text"><text:s text:c="8"/>log.Fatal(err)</text:p>
      <text:p text:style-name="Preformatted_20_Text"><text:s text:c="4"/>}</text:p>
      <text:p text:style-name="Preformatted_20_Text"/>
      <text:p text:style-name="Preformatted_20_Text"><text:s text:c="4"/>fmt.Println(string(out))</text:p>
      <text:p text:style-name="P1">}</text:p>
      <text:p text:style-name="Text_20_body">The example captures the output of the <text:span text:style-name="Source_20_Text">ls</text:span> command and prints it. </text:p>
      <text:h text:style-name="Heading_20_2" text:outline-level="2">Go cmd.StdinPipe</text:h>
      <text:p text:style-name="Text_20_body">The pipe allows us to send the output of one command to another. The <text:span text:style-name="Source_20_Text">StdinPipe</text:span> returns a pipe that will be connected to the command's standard input when the command starts. </text:p>
      <text:p text:style-name="Text_20_body">stdinpipe.go</text:p>
      <text:p text:style-name="Preformatted_20_Text">package main</text:p>
      <text:p text:style-name="Preformatted_20_Text"/>
      <text:p text:style-name="Preformatted_20_Text">import (</text:p>
      <text:p text:style-name="Preformatted_20_Text"><text:s text:c="4"/>"fmt"</text:p>
      <text:p text:style-name="Preformatted_20_Text"><text:s text:c="4"/>"io"</text:p>
      <text:p text:style-name="Preformatted_20_Text"><text:s text:c="4"/>"log"</text:p>
      <text:p text:style-name="Preformatted_20_Text"><text:s text:c="4"/>"os/exec"</text:p>
      <text:p text:style-name="Preformatted_20_Text">)</text:p>
      <text:p text:style-name="Preformatted_20_Text"><text:soft-page-break/></text:p>
      <text:p text:style-name="Preformatted_20_Text">func main() {</text:p>
      <text:p text:style-name="Preformatted_20_Text"><text:s text:c="4"/></text:p>
      <text:p text:style-name="Preformatted_20_Text"><text:s text:c="4"/>cmd := exec.Command("cat")</text:p>
      <text:p text:style-name="Preformatted_20_Text"><text:s text:c="4"/>stdin, err := cmd.StdinPipe()</text:p>
      <text:p text:style-name="Preformatted_20_Text"><text:s text:c="4"/>if err != nil {</text:p>
      <text:p text:style-name="Preformatted_20_Text"><text:s text:c="8"/>log.Fatal(err)</text:p>
      <text:p text:style-name="Preformatted_20_Text"><text:s text:c="4"/>}</text:p>
      <text:p text:style-name="Preformatted_20_Text"/>
      <text:p text:style-name="Preformatted_20_Text"><text:s text:c="4"/>go func() {</text:p>
      <text:p text:style-name="Preformatted_20_Text"><text:s text:c="8"/>defer stdin.Close()</text:p>
      <text:p text:style-name="Preformatted_20_Text"><text:s text:c="8"/>io.WriteString(stdin, "an old falcon")</text:p>
      <text:p text:style-name="Preformatted_20_Text"><text:s text:c="4"/>}()</text:p>
      <text:p text:style-name="Preformatted_20_Text"/>
      <text:p text:style-name="Preformatted_20_Text"><text:s text:c="4"/>out, err := cmd.CombinedOutput()</text:p>
      <text:p text:style-name="Preformatted_20_Text"><text:s text:c="4"/>if err != nil {</text:p>
      <text:p text:style-name="Preformatted_20_Text"><text:s text:c="8"/>log.Fatal(err)</text:p>
      <text:p text:style-name="Preformatted_20_Text"><text:s text:c="4"/>}</text:p>
      <text:p text:style-name="Preformatted_20_Text"/>
      <text:p text:style-name="Preformatted_20_Text"><text:s text:c="4"/>fmt.Printf("%s\n", out)</text:p>
      <text:p text:style-name="P1">}</text:p>
      <text:p text:style-name="Text_20_body">In the code example, we write a string to the standard input inside a goroutine. </text:p>
      <text:p text:style-name="P1">cmd := exec.Command("cat")</text:p>
      <text:p text:style-name="Text_20_body">The <text:span text:style-name="Source_20_Text">cat</text:span> command concatenates the given files to the standard output. When no file is given, or with -, the command reads standard input and prints it to standard output. </text:p>
      <text:p text:style-name="P1">stdin, err := cmd.StdinPipe()</text:p>
      <text:p text:style-name="Text_20_body">We get the standard input pipe of the <text:span text:style-name="Source_20_Text">cat</text:span> command. </text:p>
      <text:p text:style-name="Preformatted_20_Text">go func() {</text:p>
      <text:p text:style-name="Preformatted_20_Text"><text:s text:c="4"/>defer stdin.Close()</text:p>
      <text:p text:style-name="Preformatted_20_Text"><text:s text:c="4"/>io.WriteString(stdin, "an old falcon")</text:p>
      <text:p text:style-name="P1">}()</text:p>
      <text:p text:style-name="Text_20_body">Inside the goroutine, we write a string to the stdin pipe. </text:p>
      <text:p text:style-name="Preformatted_20_Text">$ go run stdinpipe.go </text:p>
      <text:p text:style-name="P1">an old falcon</text:p>
      <text:h text:style-name="Heading_20_2" text:outline-level="2">Go cmd.StdoutPipe</text:h>
      <text:p text:style-name="Text_20_body">The <text:span text:style-name="Source_20_Text">StdoutPipe</text:span> returns a pipe that will be connected to the command's standard output when the command starts. </text:p>
      <text:p text:style-name="Text_20_body">stdoutpipe.go</text:p>
      <text:p text:style-name="Preformatted_20_Text">package main</text:p>
      <text:p text:style-name="Preformatted_20_Text"/>
      <text:p text:style-name="Preformatted_20_Text">import (</text:p>
      <text:p text:style-name="Preformatted_20_Text"><text:s text:c="4"/>"fmt"</text:p>
      <text:p text:style-name="Preformatted_20_Text"><text:s text:c="4"/>"io/ioutil"</text:p>
      <text:p text:style-name="Preformatted_20_Text"><text:s text:c="4"/>"log"</text:p>
      <text:p text:style-name="Preformatted_20_Text"><text:s text:c="4"/>"os/exec"</text:p>
      <text:p text:style-name="Preformatted_20_Text"><text:s text:c="4"/>"strings"</text:p>
      <text:p text:style-name="Preformatted_20_Text">)</text:p>
      <text:p text:style-name="Preformatted_20_Text"/>
      <text:p text:style-name="Preformatted_20_Text"><text:soft-page-break/>func upper(data string) string {</text:p>
      <text:p text:style-name="Preformatted_20_Text"/>
      <text:p text:style-name="Preformatted_20_Text"><text:s text:c="4"/>return strings.ToUpper(data)</text:p>
      <text:p text:style-name="Preformatted_20_Text">}</text:p>
      <text:p text:style-name="Preformatted_20_Text"/>
      <text:p text:style-name="Preformatted_20_Text">func main() {</text:p>
      <text:p text:style-name="Preformatted_20_Text"><text:s text:c="4"/>cmd := exec.Command("echo", "an old falcon")</text:p>
      <text:p text:style-name="Preformatted_20_Text"/>
      <text:p text:style-name="Preformatted_20_Text"><text:s text:c="4"/>stdout, err := cmd.StdoutPipe()</text:p>
      <text:p text:style-name="Preformatted_20_Text"/>
      <text:p text:style-name="Preformatted_20_Text"><text:s text:c="4"/>if err != nil {</text:p>
      <text:p text:style-name="Preformatted_20_Text"><text:s text:c="8"/>log.Fatal(err)</text:p>
      <text:p text:style-name="Preformatted_20_Text"><text:s text:c="4"/>}</text:p>
      <text:p text:style-name="Preformatted_20_Text"/>
      <text:p text:style-name="Preformatted_20_Text"><text:s text:c="4"/>if err := cmd.Start(); err != nil {</text:p>
      <text:p text:style-name="Preformatted_20_Text"><text:s text:c="8"/>log.Fatal(err)</text:p>
      <text:p text:style-name="Preformatted_20_Text"><text:s text:c="4"/>}</text:p>
      <text:p text:style-name="Preformatted_20_Text"/>
      <text:p text:style-name="Preformatted_20_Text"><text:s text:c="4"/>data, err := ioutil.ReadAll(stdout)</text:p>
      <text:p text:style-name="Preformatted_20_Text"/>
      <text:p text:style-name="Preformatted_20_Text"><text:s text:c="4"/>if err != nil {</text:p>
      <text:p text:style-name="Preformatted_20_Text"><text:s text:c="8"/>log.Fatal(err)</text:p>
      <text:p text:style-name="Preformatted_20_Text"><text:s text:c="4"/>}</text:p>
      <text:p text:style-name="Preformatted_20_Text"/>
      <text:p text:style-name="Preformatted_20_Text"><text:s text:c="4"/>if err := cmd.Wait(); err != nil {</text:p>
      <text:p text:style-name="Preformatted_20_Text"><text:s text:c="8"/>log.Fatal(err)</text:p>
      <text:p text:style-name="Preformatted_20_Text"><text:s text:c="4"/>}</text:p>
      <text:p text:style-name="Preformatted_20_Text"/>
      <text:p text:style-name="Preformatted_20_Text"><text:s text:c="4"/>fmt.Printf("%s\n", upper(string(data)))</text:p>
      <text:p text:style-name="P1">}</text:p>
      <text:p text:style-name="Text_20_body">The example reads the output of the <text:span text:style-name="Source_20_Text">echo</text:span> command through the pipe and transforms it into uppercase letters. </text:p>
      <text:p text:style-name="P1">cmd := exec.Command("echo", "an old falcon")</text:p>
      <text:p text:style-name="Text_20_body">The command to run is the <text:span text:style-name="Source_20_Text">echo</text:span> command with a single string argument. </text:p>
      <text:p text:style-name="P1">stdout, err := cmd.StdoutPipe()</text:p>
      <text:p text:style-name="Text_20_body">We get the standard output pipe. </text:p>
      <text:p text:style-name="Preformatted_20_Text">if err := cmd.Start(); err != nil {</text:p>
      <text:p text:style-name="Preformatted_20_Text"><text:s text:c="4"/>log.Fatal(err)</text:p>
      <text:p text:style-name="P1">}</text:p>
      <text:p text:style-name="Text_20_body">The command is executed with the <text:span text:style-name="Source_20_Text">Start</text:span> function; it does not wait wait for it to complete. </text:p>
      <text:p text:style-name="P1">data, err := ioutil.ReadAll(stdout)</text:p>
      <text:p text:style-name="Text_20_body">We read the data from the pipe. </text:p>
      <text:p text:style-name="Preformatted_20_Text">if err := cmd.Wait(); err != nil {</text:p>
      <text:p text:style-name="Preformatted_20_Text"><text:s text:c="4"/>log.Fatal(err)</text:p>
      <text:p text:style-name="P1">}</text:p>
      <text:p text:style-name="Text_20_body">The <text:span text:style-name="Source_20_Text">Wait</text:span> waits for the command to exit and waits for any copying to stdin or copying from stdout or stderr to complete. It closes the pipe after seeing the command exit. </text:p>
      <text:p text:style-name="Preformatted_20_Text">$ go run stdoutpipe.go </text:p>
      <text:p text:style-name="P1">AN OLD FALCON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7:15:30.987029976</meta:creation-date>
    <dc:date>2022-09-10T17:16:45.366582733</dc:date>
    <meta:editing-duration>PT1M15S</meta:editing-duration>
    <meta:editing-cycles>1</meta:editing-cycles>
    <meta:document-statistic meta:table-count="0" meta:image-count="0" meta:object-count="0" meta:page-count="6" meta:paragraph-count="183" meta:word-count="832" meta:character-count="5379" meta:non-whitespace-character-count="4298"/>
    <meta:generator>LibreOffice/7.0.4.2$Linux_X86_64 LibreOffice_project/00$Build-2</meta:generator>
  </office:meta>
</office:document-meta>
</file>